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1f7210" style:family="table" style:master-page-name="ta-mp-0x11f7210">
      <style:table-properties table:display="true" style:writing-mode="lr-tb"/>
    </style:style>
    <style:style style:name="ta-0x11f7400" style:family="table" style:master-page-name="ta-mp-0x11f7400">
      <style:table-properties table:display="true" style:writing-mode="lr-tb"/>
    </style:style>
    <style:style style:name="ta-0x11f75f0" style:family="table" style:master-page-name="ta-mp-0x11f7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1.00pt" style:use-optimal-column-width="true"/>
    </style:style>
    <style:style style:name="ACE-0x12f4c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4d48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4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4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4f88" style:family="table-cell" style:data-style-name="General">
      <style:table-cell-properties fo:background-color="#00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50a8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49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51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4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2f52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42.00pt" style:use-optimal-column-width="true"/>
    </style:style>
    <style:style style:name="ACOL-2" style:family="table-column">
      <style:table-column-properties style:column-width="160.00pt" style:use-optimal-column-width="true"/>
    </style:style>
    <style:style style:name="ACOL-3" style:family="table-column">
      <style:table-column-properties style:column-width="73.00pt" style:use-optimal-column-width="true"/>
    </style:style>
    <style:style style:name="ACOL-4" style:family="table-column">
      <style:table-column-properties style:column-width="432.00pt" style:use-optimal-column-width="true"/>
    </style:style>
    <style:style style:name="ACOL-5" style:family="table-column">
      <style:table-column-properties style:column-width="98.00pt" style:use-optimal-column-width="true"/>
    </style:style>
    <style:style style:name="ACOL-6" style:family="table-column">
      <style:table-column-properties style:column-width="297.00pt" style:use-optimal-column-width="true"/>
    </style:style>
    <style:style style:name="ACOL-7" style:family="table-column">
      <style:table-column-properties style:column-width="256.00pt" style:use-optimal-column-width="true"/>
    </style:style>
    <style:style style:name="ACOL-8" style:family="table-column">
      <style:table-column-properties style:column-width="90.00pt" style:use-optimal-column-width="true"/>
    </style:style>
    <style:style style:name="ACOL-9" style:family="table-column">
      <style:table-column-properties style:column-width="211.00pt" style:use-optimal-column-width="true"/>
    </style:style>
    <style:style style:name="ACOL-10" style:family="table-column">
      <style:table-column-properties style:column-width="46.00pt" style:use-optimal-column-width="true"/>
    </style:style>
    <style:style style:name="ACOL-11" style:family="table-column">
      <style:table-column-properties style:column-width="1114.00pt" style:use-optimal-column-width="true"/>
    </style:style>
    <style:style style:name="ACOL-12" style:family="table-column"/>
    <style:style style:name="ACOL-13" style:family="table-column">
      <style:table-column-properties style:column-width="48.00pt" style:use-optimal-column-width="true"/>
    </style:style>
    <style:style style:name="AROW-1" style:family="table-row">
      <style:table-row-properties style:row-height="14.00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7.00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1f7210" table:print="true">
        <office:forms form:automatic-focus="false" form:apply-design-mode="false">
          <form:form/>
        </office:forms>
        <table:table-column table:default-cell-style-name="ACE-0x12f4e68" table:style-name="ACOL-1"/>
        <table:table-column table:default-cell-style-name="ACE-0x12f4e68" table:style-name="ACOL-2"/>
        <table:table-column table:default-cell-style-name="ACE-0x12f4e68" table:style-name="ACOL-3"/>
        <table:table-column table:default-cell-style-name="ACE-0x12f4e68" table:style-name="ACOL-4"/>
        <table:table-column table:default-cell-style-name="ACE-0x12f4e68" table:style-name="ACOL-5"/>
        <table:table-column table:default-cell-style-name="ACE-0x12f4e68" table:style-name="ACOL-6"/>
        <table:table-column table:default-cell-style-name="ACE-0x12f4e68" table:style-name="ACOL-7"/>
        <table:table-column table:default-cell-style-name="ACE-0x12f4e68" table:style-name="ACOL-8"/>
        <table:table-column table:default-cell-style-name="ACE-0x12f4e68" table:style-name="ACOL-9"/>
        <table:table-column table:default-cell-style-name="ACE-0x12f4e68" table:style-name="ACOL-10"/>
        <table:table-column table:default-cell-style-name="ACE-0x12f4e68" table:style-name="ACOL-11"/>
        <table:table-column table:default-cell-style-name="ACE-0x12f4e68" table:style-name="ACOL-0" table:number-columns-repeated="245"/>
        <table:table-row table:style-name="AROW-1">
          <table:table-cell table:style-name="ACE-0x12f4c28" office:value-type="string" office:string-value="Platforms">
            <text:p>Platforms</text:p>
          </table:table-cell>
          <table:table-cell table:number-columns-repeated="255" table:style-name="ACE-0x12f4e68"/>
        </table:table-row>
        <table:table-row table:style-name="AROW-2">
          <table:table-cell table:style-name="ACE-0x12f4d48" office:value-type="string" office:string-value="Board">
            <text:p>Board</text:p>
          </table:table-cell>
          <table:table-cell table:style-name="ACE-0x12f4d48" office:value-type="string" office:string-value="Cost ($)">
            <text:p>Cost ($)</text:p>
          </table:table-cell>
          <table:table-cell table:style-name="ACE-0x12f4d48" office:value-type="string" office:string-value="Power">
            <text:p>Power</text:p>
          </table:table-cell>
          <table:table-cell table:style-name="ACE-0x12f4d48" office:value-type="string" office:string-value="Core">
            <text:p>Core</text:p>
          </table:table-cell>
          <table:table-cell table:style-name="ACE-0x12f4d48" office:value-type="string" office:string-value="TemperatureRange">
            <text:p>TemperatureRange</text:p>
          </table:table-cell>
          <table:table-cell table:style-name="ACE-0x12f4d48" office:value-type="string" office:string-value="Ethernet">
            <text:p>Ethernet</text:p>
          </table:table-cell>
          <table:table-cell table:style-name="ACE-0x12f4d48" office:value-type="string" office:string-value="USB">
            <text:p>USB</text:p>
          </table:table-cell>
          <table:table-cell table:style-name="ACE-0x12f4d48" office:value-type="string" office:string-value="PosixCompliance">
            <text:p>PosixCompliance</text:p>
          </table:table-cell>
          <table:table-cell table:style-name="ACE-0x12f4d48" office:value-type="string" office:string-value="LinuxDistribution">
            <text:p>LinuxDistribution</text:p>
          </table:table-cell>
          <table:table-cell table:style-name="ACE-0x12f4d48" office:value-type="string" office:string-value="Stability">
            <text:p>Stability</text:p>
          </table:table-cell>
          <table:table-cell table:style-name="ACE-0x12f4d48" office:value-type="string" office:string-value="Extra">
            <text:p>Extra</text:p>
          </table:table-cell>
          <table:table-cell table:number-columns-repeated="245" table:style-name="ACE-0x12f4e68"/>
        </table:table-row>
        <table:table-row table:style-name="AROW-2">
          <table:table-cell table:number-columns-repeated="256" table:style-name="ACE-0x12f4e68"/>
        </table:table-row>
        <table:table-row table:style-name="AROW-2">
          <table:table-cell table:style-name="ACE-0x12f4e68" office:value-type="string" office:string-value="Odroid-U3">
            <text:p>Odroid-U3</text:p>
          </table:table-cell>
          <table:table-cell table:style-name="ACE-0x12f4e68" office:value-type="float" office:value="65">
            <text:p>65</text:p>
          </table:table-cell>
          <table:table-cell table:style-name="ACE-0x12f4e68" office:value-type="string" office:string-value="5V/2A">
            <text:p>5V/2A</text:p>
          </table:table-cell>
          <table:table-cell table:style-name="ACE-0x12f4e68" office:value-type="string" office:string-value="1.7GHz Exynos4412 Prime Cortex-A9 Quad-core">
            <text:p>1.7GHz Exynos4412 Prime Cortex-A9 Quad-core</text:p>
          </table:table-cell>
          <table:table-cell table:style-name="ACE-0x12f4e68" office:value-type="string" office:string-value="-10 to 50 C">
            <text:p>-10 to 50 C</text:p>
          </table:table-cell>
          <table:table-cell table:style-name="ACE-0x12f4e68" office:value-type="string" office:string-value="10/100Mbps Ethernet with RJ-45 LAN Jack ">
            <text:p>10/100Mbps Ethernet with RJ-45 LAN Jack </text:p>
          </table:table-cell>
          <table:table-cell table:style-name="ACE-0x12f4e68" office:value-type="string" office:string-value="3 x High speed USB2.0 Host">
            <text:p>3 x High speed USB2.0 Host</text:p>
          </table:table-cell>
          <table:table-cell table:style-name="ACE-0x12f4e68" office:value-type="string" office:string-value="Yes / No">
            <text:p>Yes / No</text:p>
          </table:table-cell>
          <table:table-cell table:style-name="ACE-0x12f4e68" office:value-type="string" office:string-value="Xubuntu 13.10 (modified) or Android 4.x">
            <text:p>Xubuntu 13.10 (modified) or Android 4.x</text:p>
          </table:table-cell>
          <table:table-cell table:number-columns-repeated="247" table:style-name="ACE-0x12f4e68"/>
        </table:table-row>
        <table:table-row table:style-name="AROW-2">
          <table:table-cell table:style-name="ACE-0x12f4e68" office:value-type="string" office:string-value="Odroid-X2">
            <text:p>Odroid-X2</text:p>
          </table:table-cell>
          <table:table-cell table:style-name="ACE-0x12f4e68" office:value-type="float" office:value="135">
            <text:p>135</text:p>
          </table:table-cell>
          <table:table-cell table:style-name="ACE-0x12f4e68" office:value-type="string" office:string-value="5V/2A">
            <text:p>5V/2A</text:p>
          </table:table-cell>
          <table:table-cell table:style-name="ACE-0x12f4e68" office:value-type="string" office:string-value="1.7GHz Exynos4412 Prime Cortex-A9 Quad-core">
            <text:p>1.7GHz Exynos4412 Prime Cortex-A9 Quad-core</text:p>
          </table:table-cell>
          <table:table-cell table:style-name="ACE-0x12f4e68"/>
          <table:table-cell table:style-name="ACE-0x12f4e68" office:value-type="string" office:string-value="10/100Mbps Ethernet with RJ-45 LAN Jack ">
            <text:p>10/100Mbps Ethernet with RJ-45 LAN Jack </text:p>
          </table:table-cell>
          <table:table-cell table:style-name="ACE-0x12f4e68" office:value-type="string" office:string-value="4 x Hi-Speed USB 2.0 Host">
            <text:p>4 x Hi-Speed USB 2.0 Host</text:p>
          </table:table-cell>
          <table:table-cell table:style-name="ACE-0x12f4e68" office:value-type="string" office:string-value="No">
            <text:p>No</text:p>
          </table:table-cell>
          <table:table-cell table:style-name="ACE-0x12f4e68" office:value-type="string" office:string-value="Android">
            <text:p>Android</text:p>
          </table:table-cell>
          <table:table-cell table:number-columns-repeated="247" table:style-name="ACE-0x12f4e68"/>
        </table:table-row>
        <table:table-row table:style-name="AROW-2">
          <table:table-cell table:style-name="ACE-0x12f4e68" office:value-type="string" office:string-value="Odroid-XU Lite">
            <text:p>Odroid-XU Lite</text:p>
          </table:table-cell>
          <table:table-cell table:style-name="ACE-0x12f4e68" office:value-type="float" office:value="139">
            <text:p>139</text:p>
          </table:table-cell>
          <table:table-cell table:style-name="ACE-0x12f4e68" office:value-type="string" office:string-value="5V/4A">
            <text:p>5V/4A</text:p>
          </table:table-cell>
          <table:table-cell table:style-name="ACE-0x12f4e68" office:value-type="string" office:string-value="Samsung Exynos5 Octa ARM Cortex-A15 Quad 1.4Ghz and Cortex-A7 Quad 1.2Ghz">
            <text:p>Samsung Exynos5 Octa ARM Cortex-A15 Quad 1.4Ghz and Cortex-A7 Quad 1.2Ghz</text:p>
          </table:table-cell>
          <table:table-cell table:style-name="ACE-0x12f4e68"/>
          <table:table-cell table:style-name="ACE-0x12f4e68" office:value-type="string" office:string-value="10/100Mbps Ethernet with RJ-45 Jack ( Auto-MDIX support) ">
            <text:p>10/100Mbps Ethernet with RJ-45 Jack ( Auto-MDIX support) </text:p>
          </table:table-cell>
          <table:table-cell table:style-name="ACE-0x12f4e68" office:value-type="string" office:string-value="1 x USB3.0 Host, 1 x USB3.0 OTG, 4 x USB2.0 Host ">
            <text:p>1 x USB3.0 Host, 1 x USB3.0 OTG, 4 x USB2.0 Host </text:p>
          </table:table-cell>
          <table:table-cell table:style-name="ACE-0x12f4e68" office:value-type="string" office:string-value="No">
            <text:p>No</text:p>
          </table:table-cell>
          <table:table-cell table:style-name="ACE-0x12f4e68" office:value-type="string" office:string-value="u-boot 2012.7, Kernel 3.4.x, Android 4.2.x">
            <text:p>u-boot 2012.7, Kernel 3.4.x, Android 4.2.x</text:p>
          </table:table-cell>
          <table:table-cell table:number-columns-repeated="247" table:style-name="ACE-0x12f4e68"/>
        </table:table-row>
        <table:table-row table:style-name="AROW-2">
          <table:table-cell table:style-name="ACE-0x12f4e68" office:value-type="string" office:string-value="Odroid-XU">
            <text:p>Odroid-XU</text:p>
          </table:table-cell>
          <table:table-cell table:style-name="ACE-0x12f4e68" office:value-type="float" office:value="169">
            <text:p>169</text:p>
          </table:table-cell>
          <table:table-cell table:style-name="ACE-0x12f4e68" office:value-type="string" office:string-value="5V/4A">
            <text:p>5V/4A</text:p>
          </table:table-cell>
          <table:table-cell table:style-name="ACE-0x12f4e68" office:value-type="string" office:string-value="Samsung Exynos5 Octa ARM Cortex™-A15 Quad 1.6Ghz and Cortex™-A7 Quad 1.2Ghz">
            <text:p>Samsung Exynos5 Octa ARM Cortex™-A15 Quad 1.6Ghz and Cortex™-A7 Quad 1.2Ghz</text:p>
          </table:table-cell>
          <table:table-cell table:style-name="ACE-0x12f4e68"/>
          <table:table-cell table:style-name="ACE-0x12f4e68" office:value-type="string" office:string-value="10/100Mbps Ethernet with RJ-45 Jack ( Auto-MDIX support) ">
            <text:p>10/100Mbps Ethernet with RJ-45 Jack ( Auto-MDIX support) </text:p>
          </table:table-cell>
          <table:table-cell table:style-name="ACE-0x12f4e68" office:value-type="string" office:string-value="1 x USB3.0 Host, 1 x USB3.0 OTG, 4 x USB2.0 Host ">
            <text:p>1 x USB3.0 Host, 1 x USB3.0 OTG, 4 x USB2.0 Host </text:p>
          </table:table-cell>
          <table:table-cell table:style-name="ACE-0x12f4e68" office:value-type="string" office:string-value="No">
            <text:p>No</text:p>
          </table:table-cell>
          <table:table-cell table:style-name="ACE-0x12f4e68" office:value-type="string" office:string-value="u-boot 2012.7, Kernel 3.4.x, Android 4.2.x">
            <text:p>u-boot 2012.7, Kernel 3.4.x, Android 4.2.x</text:p>
          </table:table-cell>
          <table:table-cell table:number-columns-repeated="247" table:style-name="ACE-0x12f4e68"/>
        </table:table-row>
        <table:table-row table:style-name="AROW-2">
          <table:table-cell table:style-name="ACE-0x12f4e68" office:value-type="string" office:string-value="Odroid-XU+E">
            <text:p>Odroid-XU+E</text:p>
          </table:table-cell>
          <table:table-cell table:style-name="ACE-0x12f4e68" office:value-type="float" office:value="199">
            <text:p>199</text:p>
          </table:table-cell>
          <table:table-cell table:style-name="ACE-0x12f4e68" office:value-type="string" office:string-value="5V/4A">
            <text:p>5V/4A</text:p>
          </table:table-cell>
          <table:table-cell table:style-name="ACE-0x12f4e68" office:value-type="string" office:string-value="Samsung Exynos5 Octa ARM Cortex™-A15 1.6Ghz Quad and Cortex™-A7 1.2Ghz Quad">
            <text:p>Samsung Exynos5 Octa ARM Cortex™-A15 1.6Ghz Quad and Cortex™-A7 1.2Ghz Quad</text:p>
          </table:table-cell>
          <table:table-cell table:style-name="ACE-0x12f4e68"/>
          <table:table-cell table:style-name="ACE-0x12f4e68" office:value-type="string" office:string-value="10/100Mbps Ethernet with RJ-45 Jack ( Auto-MDIX support) ">
            <text:p>10/100Mbps Ethernet with RJ-45 Jack ( Auto-MDIX support) </text:p>
          </table:table-cell>
          <table:table-cell table:style-name="ACE-0x12f4e68" office:value-type="string" office:string-value="1 x USB3.0 Host, 1 x USB3.0 OTG, 4 x USB2.0 Host ">
            <text:p>1 x USB3.0 Host, 1 x USB3.0 OTG, 4 x USB2.0 Host </text:p>
          </table:table-cell>
          <table:table-cell table:style-name="ACE-0x12f4e68" office:value-type="string" office:string-value="No">
            <text:p>No</text:p>
          </table:table-cell>
          <table:table-cell table:style-name="ACE-0x12f4e68" office:value-type="string" office:string-value="u-boot 2012.7, Kernel 3.4.x, Android 4.2.x">
            <text:p>u-boot 2012.7, Kernel 3.4.x, Android 4.2.x</text:p>
          </table:table-cell>
          <table:table-cell table:style-name="ACE-0x12f4e68"/>
          <table:table-cell table:style-name="ACE-0x12f4e68" office:value-type="string" office:string-value="Energy Monitor (Measure the power consumption of Big cores, Little cores, GPU and DRAM individually. Accurate current sensors and voltage sensors are implemented on PCB for energy measurement.)">
            <text:p>Energy Monitor (Measure the power consumption of Big cores, Little cores, GPU and DRAM individually. Accurate current sensors and voltage sensors are implemented on PCB for energy measurement.)</text:p>
          </table:table-cell>
          <table:table-cell table:number-columns-repeated="245" table:style-name="ACE-0x12f4e68"/>
        </table:table-row>
        <table:table-row table:style-name="AROW-1">
          <table:table-cell table:number-columns-repeated="256" table:style-name="ACE-0x12f4e68"/>
        </table:table-row>
        <table:table-row table:style-name="AROW-2">
          <table:table-cell table:style-name="ACE-0x12f4e68" office:value-type="string" office:string-value="Raspberry Pi (Model A)">
            <text:p>Raspberry Pi (Model A)</text:p>
          </table:table-cell>
          <table:table-cell table:style-name="ACE-0x12f4e68" office:value-type="float" office:value="39">
            <text:p>39</text:p>
          </table:table-cell>
          <table:table-cell table:style-name="ACE-0x12f4e68" office:value-type="string" office:string-value="5V/1A ">
            <text:p>5V/1A </text:p>
          </table:table-cell>
          <table:table-cell table:style-name="ACE-0x12f4e68" office:value-type="string" office:string-value="ARM1176JZ-F (ARMv6) + Dual Core VideoCore IV® Multimedia Co-Processor ">
            <text:p>ARM1176JZ-F (ARMv6) + Dual Core VideoCore IV® Multimedia Co-Processor </text:p>
          </table:table-cell>
          <table:table-cell table:style-name="ACE-0x12f4e68" office:value-type="string" office:string-value="0 to 70 C">
            <text:p>0 to 70 C</text:p>
          </table:table-cell>
          <table:table-cell table:style-name="ACE-0x12f4e68" office:value-type="string" office:string-value="Through USB2.0">
            <text:p>Through USB2.0</text:p>
          </table:table-cell>
          <table:table-cell table:style-name="ACE-0x12f4e68" office:value-type="string" office:string-value="1 x USB2.0">
            <text:p>1 x USB2.0</text:p>
          </table:table-cell>
          <table:table-cell table:style-name="ACE-0x12f4e68" office:value-type="string" office:string-value="Yes">
            <text:p>Yes</text:p>
          </table:table-cell>
          <table:table-cell table:style-name="ACE-0x12f4e68" office:value-type="string" office:string-value="Raspbian (modified Debian)">
            <text:p>Raspbian (modified Debian)</text:p>
          </table:table-cell>
          <table:table-cell table:number-columns-repeated="247" table:style-name="ACE-0x12f4e68"/>
        </table:table-row>
        <table:table-row table:style-name="AROW-2">
          <table:table-cell table:style-name="ACE-0x12f4e68" office:value-type="string" office:string-value="Raspberry Pi (Model B)">
            <text:p>Raspberry Pi (Model B)</text:p>
          </table:table-cell>
          <table:table-cell table:style-name="ACE-0x12f4e68" office:value-type="float" office:value="50">
            <text:p>50</text:p>
          </table:table-cell>
          <table:table-cell table:style-name="ACE-0x12f4e68" office:value-type="string" office:string-value="5V/1A">
            <text:p>5V/1A</text:p>
          </table:table-cell>
          <table:table-cell table:style-name="ACE-0x12f4e68" office:value-type="string" office:string-value="ARM1176JZ-F (ARMv6) + Dual Core VideoCore IV® Multimedia Co-Processor ">
            <text:p>ARM1176JZ-F (ARMv6) + Dual Core VideoCore IV® Multimedia Co-Processor </text:p>
          </table:table-cell>
          <table:table-cell table:style-name="ACE-0x12f4e68" office:value-type="string" office:string-value="0 to 70 C">
            <text:p>0 to 70 C</text:p>
          </table:table-cell>
          <table:table-cell table:style-name="ACE-0x12f4e68" office:value-type="string" office:string-value=" 10/100 wired Ethernet RJ45 ">
            <text:p><text:s/>10/100 wired Ethernet RJ45 </text:p>
          </table:table-cell>
          <table:table-cell table:style-name="ACE-0x12f4e68" office:value-type="string" office:string-value="2 x USB2.0">
            <text:p>2 x USB2.0</text:p>
          </table:table-cell>
          <table:table-cell table:style-name="ACE-0x12f4e68" office:value-type="string" office:string-value="Yes">
            <text:p>Yes</text:p>
          </table:table-cell>
          <table:table-cell table:style-name="ACE-0x12f4e68" office:value-type="string" office:string-value="Raspbian (modified Debian)">
            <text:p>Raspbian (modified Debian)</text:p>
          </table:table-cell>
          <table:table-cell table:number-columns-repeated="247" table:style-name="ACE-0x12f4e68"/>
        </table:table-row>
        <table:table-row table:style-name="AROW-2">
          <table:table-cell table:number-columns-repeated="256" table:style-name="ACE-0x12f4e68"/>
        </table:table-row>
        <table:table-row table:style-name="AROW-2">
          <table:table-cell table:style-name="ACE-0x12f4e68" office:value-type="string" office:string-value="BeagleBone Black">
            <text:p>BeagleBone Black</text:p>
          </table:table-cell>
          <table:table-cell table:style-name="ACE-0x12f4e68" office:value-type="float" office:value="55">
            <text:p>55</text:p>
          </table:table-cell>
          <table:table-cell table:style-name="ACE-0x12f4e68" office:value-type="string" office:string-value="5V/0.7A">
            <text:p>5V/0.7A</text:p>
          </table:table-cell>
          <table:table-cell table:style-name="ACE-0x12f4e68" office:value-type="string" office:string-value="Sitara AM335x 1Ghz ARM® Cortex-A8">
            <text:p>Sitara AM335x 1Ghz ARM® Cortex-A8</text:p>
          </table:table-cell>
          <table:table-cell table:style-name="ACE-0x12f4e68" office:value-type="string" office:string-value="0 to 70 C">
            <text:p>0 to 70 C</text:p>
          </table:table-cell>
          <table:table-cell table:style-name="ACE-0x12f4e68" office:value-type="string" office:string-value="10/100Mbps Ethernet with RJ-45 LAN Jack ">
            <text:p>10/100Mbps Ethernet with RJ-45 LAN Jack </text:p>
          </table:table-cell>
          <table:table-cell table:style-name="ACE-0x12f4e68" office:value-type="string" office:string-value="1 x USB2.0">
            <text:p>1 x USB2.0</text:p>
          </table:table-cell>
          <table:table-cell table:style-name="ACE-0x12f4e68" office:value-type="string" office:string-value="Yes">
            <text:p>Yes</text:p>
          </table:table-cell>
          <table:table-cell table:style-name="ACE-0x12f4e68" office:value-type="string" office:string-value="Pretty much everything (Default: Debian)">
            <text:p>Pretty much everything (Default: Debian)</text:p>
          </table:table-cell>
          <table:table-cell table:number-columns-repeated="247" table:style-name="ACE-0x12f4e68"/>
        </table:table-row>
        <table:table-row table:style-name="AROW-0">
          <table:table-cell table:number-columns-repeated="256" table:style-name="ACE-0x12f4e68"/>
        </table:table-row>
        <table:table-row table:style-name="AROW-1">
          <table:table-cell table:style-name="ACE-0x12f4e68" office:value-type="string" office:string-value="Intel Galileo">
            <text:p>Intel Galileo</text:p>
          </table:table-cell>
          <table:table-cell table:style-name="ACE-0x12f4e68" office:value-type="float" office:value="80">
            <text:p>80</text:p>
          </table:table-cell>
          <table:table-cell table:style-name="ACE-0x12f4e68" office:value-type="string" office:string-value="5V(3.3V)/0.8A">
            <text:p>5V(3.3V)/0.8A</text:p>
          </table:table-cell>
          <table:table-cell table:style-name="ACE-0x12f4e68" office:value-type="string" office:string-value="Intel Quark SoC X1000 Application Processor">
            <text:p>Intel Quark SoC X1000 Application Processor</text:p>
          </table:table-cell>
          <table:table-cell table:style-name="ACE-0x12f4e68" office:value-type="string" office:string-value="0 to 70 C">
            <text:p>0 to 70 C</text:p>
          </table:table-cell>
          <table:table-cell table:style-name="ACE-0x12f4e68" office:value-type="string" office:string-value="10/100Mbps Ethernet with RJ-45 LAN Jack ">
            <text:p>10/100Mbps Ethernet with RJ-45 LAN Jack </text:p>
          </table:table-cell>
          <table:table-cell table:style-name="ACE-0x12f4e68" office:value-type="string" office:string-value="1 x USB2.0 Client, 1 x USB2.0 Host">
            <text:p>1 x USB2.0 Client, 1 x USB2.0 Host</text:p>
          </table:table-cell>
          <table:table-cell table:style-name="ACE-0x12f4e68" office:value-type="string" office:string-value="Yes">
            <text:p>Yes</text:p>
          </table:table-cell>
          <table:table-cell table:style-name="ACE-0x12f4e68" office:value-type="string" office:string-value="Yokto based">
            <text:p>Yokto based</text:p>
          </table:table-cell>
          <table:table-cell table:style-name="ACE-0x12f4e68"/>
          <table:table-cell table:style-name="ACE-0x12f4e68" office:value-type="string" office:string-value="maximum I/O speed on most pins is around 230 Hz, which may be a problem for some applications. There are a couple pins capable of faster speeds (~3MHz), and that limit doesn’t have effect on the UART, SPI, or I2C clocks.">
            <text:p>maximum I/O speed on most pins is around 230 Hz, which may be a problem for some applications. There are a couple pins capable of faster speeds (~3MHz), and that limit doesn’t have effect on the UART, SPI, or I2C clocks.</text:p>
          </table:table-cell>
          <table:table-cell table:number-columns-repeated="245" table:style-name="ACE-0x12f4e68"/>
        </table:table-row>
        <table:table-row table:style-name="AROW-1">
          <table:table-cell table:number-columns-repeated="256" table:style-name="ACE-0x12f4e68"/>
        </table:table-row>
        <table:table-row table:style-name="AROW-0">
          <table:table-cell table:number-columns-repeated="3" table:style-name="ACE-0x12f4f88"/>
          <table:table-cell table:number-columns-repeated="253" table:style-name="ACE-0x12f4e68"/>
        </table:table-row>
        <table:table-row table:style-name="AROW-0">
          <table:table-cell table:number-columns-repeated="3" table:style-name="ACE-0x12f4f88"/>
          <table:table-cell table:number-columns-repeated="253" table:style-name="ACE-0x12f4e68"/>
        </table:table-row>
        <table:table-row table:style-name="AROW-0">
          <table:table-cell table:number-columns-repeated="256" table:style-name="ACE-0x12f4e68"/>
        </table:table-row>
        <table:table-row table:style-name="AROW-0">
          <table:table-cell table:style-name="ACE-0x12f4c28" office:value-type="string" office:string-value="Processor Specifications">
            <text:p>Processor Specifications</text:p>
          </table:table-cell>
          <table:table-cell table:number-columns-repeated="255" table:style-name="ACE-0x12f4e68"/>
        </table:table-row>
        <table:table-row table:style-name="AROW-2">
          <table:table-cell table:style-name="ACE-0x12f50a8" office:value-type="string" office:string-value="Processors">
            <text:p>Processors</text:p>
          </table:table-cell>
          <table:table-cell table:number-columns-repeated="255" table:style-name="ACE-0x12f4e68"/>
        </table:table-row>
        <table:table-row table:style-name="AROW-2">
          <table:table-cell table:style-name="ACE-0x12f4e68" office:value-type="string" office:string-value="Cortex-A9 Quad">
            <text:p>Cortex-A9 Quad</text:p>
          </table:table-cell>
          <table:table-cell table:number-columns-repeated="255" table:style-name="ACE-0x12f4e68"/>
        </table:table-row>
        <table:table-row table:style-name="AROW-2">
          <table:table-cell table:style-name="ACE-0x12f4e68" office:value-type="string" office:string-value="Cortex-A7 Quad">
            <text:p>Cortex-A7 Quad</text:p>
          </table:table-cell>
          <table:table-cell table:number-columns-repeated="255" table:style-name="ACE-0x12f4e68"/>
        </table:table-row>
        <table:table-row table:style-name="AROW-2">
          <table:table-cell table:style-name="ACE-0x12f4e68" office:value-type="string" office:string-value="Cortex-A15 Quad">
            <text:p>Cortex-A15 Quad</text:p>
          </table:table-cell>
          <table:table-cell table:number-columns-repeated="255" table:style-name="ACE-0x12f4e68"/>
        </table:table-row>
        <table:table-row table:style-name="AROW-1">
          <table:table-cell table:style-name="ACE-0x12f4e68" office:value-type="string" office:string-value="Intel Quark SoC X1000">
            <text:p>Intel Quark SoC X1000</text:p>
          </table:table-cell>
          <table:table-cell table:number-columns-repeated="255" table:style-name="ACE-0x12f4e68"/>
        </table:table-row>
        <table:table-row table:style-name="AROW-1">
          <table:table-cell table:style-name="ACE-0x12f4e68" office:value-type="string" office:string-value="Cortex-A8">
            <text:p>Cortex-A8</text:p>
          </table:table-cell>
          <table:table-cell table:number-columns-repeated="255" table:style-name="ACE-0x12f4e68"/>
        </table:table-row>
        <table:table-row table:style-name="AROW-1">
          <table:table-cell table:style-name="ACE-0x12f4e68" office:value-type="string" office:string-value="ARM1176JZ-F">
            <text:p>ARM1176JZ-F</text:p>
          </table:table-cell>
          <table:table-cell table:number-columns-repeated="255" table:style-name="ACE-0x12f4e68"/>
        </table:table-row>
        <table:table-row table:style-name="AROW-0">
          <table:table-cell table:number-columns-repeated="256" table:style-name="ACE-0x12f4e68"/>
        </table:table-row>
        <table:table-row table:style-name="AROW-0">
          <table:table-cell table:number-columns-repeated="3" table:style-name="ACE-0x12f4f88"/>
          <table:table-cell table:number-columns-repeated="253" table:style-name="ACE-0x12f4e68"/>
        </table:table-row>
        <table:table-row table:style-name="AROW-4">
          <table:table-cell table:number-columns-repeated="3" table:style-name="ACE-0x12f4f88"/>
          <table:table-cell table:number-columns-repeated="253" table:style-name="ACE-0x12f4e68"/>
        </table:table-row>
        <table:table-row table:style-name="AROW-0">
          <table:table-cell table:number-columns-repeated="256" table:style-name="ACE-0x12f4e68"/>
        </table:table-row>
        <table:table-row table:style-name="AROW-1">
          <table:table-cell table:style-name="ACE-0x12f4c28" office:value-type="string" office:string-value="Posix Compliance">
            <text:p>Posix Compliance</text:p>
          </table:table-cell>
          <table:table-cell table:number-columns-repeated="255" table:style-name="ACE-0x12f4e68"/>
        </table:table-row>
        <table:table-row table:style-name="AROW-1">
          <table:table-cell table:style-name="ACE-0x12f50a8" office:value-type="string" office:string-value="OS">
            <text:p>OS</text:p>
          </table:table-cell>
          <table:table-cell table:style-name="ACE-0x12f50a8" office:value-type="string" office:string-value="PosixCompliant">
            <text:p>PosixCompliant</text:p>
          </table:table-cell>
          <table:table-cell table:style-name="ACE-0x12f50a8" office:value-type="string" office:string-value="Comment">
            <text:p>Comment</text:p>
          </table:table-cell>
          <table:table-cell table:number-columns-repeated="253" table:style-name="ACE-0x12f4e68"/>
        </table:table-row>
        <table:table-row table:style-name="AROW-1">
          <table:table-cell table:style-name="ACE-0x12f4e68" office:value-type="string" office:string-value="Android">
            <text:p>Android</text:p>
          </table:table-cell>
          <table:table-cell table:style-name="ACE-0x12f4e68" office:value-type="string" office:string-value="No">
            <text:p>No</text:p>
          </table:table-cell>
          <table:table-cell table:style-name="ACE-0x12f4e68" office:value-type="string" office:string-value="http://mobilepearls.com/labs/native-android-api/">
            <text:p>http://mobilepearls.com/labs/native-android-api/</text:p>
          </table:table-cell>
          <table:table-cell table:number-columns-repeated="253" table:style-name="ACE-0x12f4e68"/>
        </table:table-row>
        <table:table-row table:style-name="AROW-1">
          <table:table-cell table:style-name="ACE-0x12f4e68" office:value-type="string" office:string-value="Raspbian">
            <text:p>Raspbian</text:p>
          </table:table-cell>
          <table:table-cell table:style-name="ACE-0x12f4e68" office:value-type="string" office:string-value="Yes">
            <text:p>Yes</text:p>
          </table:table-cell>
          <table:table-cell table:style-name="ACE-0x12f4e68" office:value-type="string" office:string-value="https://extremeshok.com/1081/raspberry-pi-raspbian-tuning-optimising-optimizing-for-reduced-memory-usage/">
            <text:p>https://extremeshok.com/1081/raspberry-pi-raspbian-tuning-optimising-optimizing-for-reduced-memory-usage/</text:p>
          </table:table-cell>
          <table:table-cell table:number-columns-repeated="253" table:style-name="ACE-0x12f4e68"/>
        </table:table-row>
        <table:table-row table:style-name="AROW-1">
          <table:table-cell table:style-name="ACE-0x12f4e68" office:value-type="string" office:string-value="Linux">
            <text:p>Linux</text:p>
          </table:table-cell>
          <table:table-cell table:style-name="ACE-0x12f4e68" office:value-type="string" office:string-value="Yes">
            <text:p>Yes</text:p>
          </table:table-cell>
          <table:table-cell table:number-columns-repeated="254" table:style-name="ACE-0x12f4e68"/>
        </table:table-row>
        <table:table-row table:style-name="AROW-0">
          <table:table-cell table:number-columns-repeated="8" table:style-name="ACE-0x12f4e68"/>
          <table:table-cell table:number-columns-repeated="56" table:style-name="ACE-0x12f4e68"/>
          <table:table-cell table:number-columns-repeated="192" table:style-name="ACE-0x12f4e68"/>
        </table:table-row>
        <table:table-row table:style-name="AROW-0" table:number-rows-repeated="11">
          <table:table-cell table:number-columns-repeated="8" table:style-name="ACE-0x12f4e68"/>
          <table:table-cell table:number-columns-repeated="56" table:style-name="ACE-0x12f4e68"/>
          <table:table-cell table:number-columns-repeated="192" table:style-name="ACE-0x12f4e68"/>
        </table:table-row>
        <table:table-row table:style-name="AROW-0">
          <table:table-cell table:number-columns-repeated="8" table:style-name="ACE-0x12f4e68"/>
          <table:table-cell table:number-columns-repeated="56" table:style-name="ACE-0x12f4e68"/>
          <table:table-cell table:number-columns-repeated="192" table:style-name="ACE-0x12f4e68"/>
        </table:table-row>
        <table:table-row table:style-name="AROW-0" table:number-rows-repeated="207">
          <table:table-cell table:number-columns-repeated="8" table:style-name="ACE-0x12f4e68"/>
          <table:table-cell table:number-columns-repeated="56" table:style-name="ACE-0x12f4e68"/>
          <table:table-cell table:number-columns-repeated="192" table:style-name="ACE-0x12f4e68"/>
        </table:table-row>
        <table:table-row table:style-name="AROW-0">
          <table:table-cell table:number-columns-repeated="64" table:style-name="ACE-0x12f4e68"/>
          <table:table-cell table:number-columns-repeated="192" table:style-name="ACE-0x12f4e68"/>
        </table:table-row>
        <table:table-row table:style-name="AROW-0" table:number-rows-repeated="65279">
          <table:table-cell table:number-columns-repeated="64" table:style-name="ACE-0x12f4e68"/>
          <table:table-cell table:number-columns-repeated="192" table:style-name="ACE-0x12f4e6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1f7400" table:print="true">
        <office:forms form:automatic-focus="false" form:apply-design-mode="false">
          <form:form/>
        </office:forms>
        <table:table-column table:default-cell-style-name="ACE-0x12f51c8" table:style-name="ACOL-13" table:number-columns-repeated="256"/>
        <table:table-row table:style-name="AROW-0">
          <table:table-cell table:number-columns-repeated="256" table:style-name="ACE-0x12f51c8"/>
        </table:table-row>
        <table:table-row table:style-name="AROW-0">
          <table:table-cell table:number-columns-repeated="256" table:style-name="ACE-0x12f51c8"/>
        </table:table-row>
        <table:table-row table:style-name="AROW-0" table:number-rows-repeated="65534">
          <table:table-cell table:number-columns-repeated="256" table:style-name="ACE-0x12f51c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1f75f0" table:print="true">
        <office:forms form:automatic-focus="false" form:apply-design-mode="false">
          <form:form/>
        </office:forms>
        <table:table-column table:default-cell-style-name="ACE-0x12f52e8" table:style-name="ACOL-13" table:number-columns-repeated="256"/>
        <table:table-row table:style-name="AROW-0">
          <table:table-cell table:number-columns-repeated="256" table:style-name="ACE-0x12f52e8"/>
        </table:table-row>
        <table:table-row table:style-name="AROW-0">
          <table:table-cell table:number-columns-repeated="256" table:style-name="ACE-0x12f52e8"/>
        </table:table-row>
        <table:table-row table:style-name="AROW-0" table:number-rows-repeated="65534">
          <table:table-cell table:number-columns-repeated="256" table:style-name="ACE-0x12f52e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51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2c52e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2b43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2e16c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1f7210" style:display-name="Sheet1" style:page-layout-name="pl-0x12c52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1f7400" style:display-name="Sheet2" style:page-layout-name="pl-0x12b43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1f75f0" style:display-name="Sheet3" style:page-layout-name="pl-0x12e1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5-30T20:32:27Z</dc:date>
    <meta:creation-date>2014-05-29T17:17:24Z</meta:creation-date>
    <meta:generator>gnumeric/1.10.17</meta:generator>
  </office:meta>
</office:document-meta>
</file>